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opacity="0%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32" style:family="graphic" style:parent-style-name="standard">
      <style:graphic-properties draw:stroke="none" svg:stroke-color="#000000" draw:fill="solid" draw:fill-color="#f3f3f3"/>
    </style:style>
    <style:style style:name="gr3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3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5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7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49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50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5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8.833cm" fo:padding-top="0cm" fo:padding-bottom="0cm" fo:padding-left="0cm" fo:padding-right="0cm"/>
      <style:paragraph-properties style:writing-mode="lr-tb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5.1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ffffff" draw:opacity="0%"/>
      <style:text-properties style:font-name="Liberation Serif" fo:font-size="6pt" fo:font-weight="normal" style:font-weight-asian="normal" style:font-weight-complex="normal"/>
    </style:style>
    <style:style style:name="P21" style:family="paragraph">
      <loext:graphic-properties draw:fill="solid" draw:fill-color="#666666"/>
      <style:text-properties style:font-name="Liberation Serif" fo:font-size="6pt" fo:font-weight="normal" style:font-weight-asian="normal" style:font-weight-complex="normal"/>
    </style:style>
    <style:style style:name="P22" style:family="paragraph">
      <loext:graphic-properties draw:fill="solid" draw:fill-color="#b7b7b7"/>
      <style:text-properties style:font-name="Liberation Serif" fo:font-size="6pt" fo:font-weight="normal" style:font-weight-asian="normal" style:font-weight-complex="normal"/>
    </style:style>
    <style:style style:name="P23" style:family="paragraph">
      <loext:graphic-properties draw:fill="solid" draw:fill-color="#999999"/>
      <style:text-properties style:font-name="Liberation Serif" fo:font-size="6pt" fo:font-weight="normal" style:font-weight-asian="normal" style:font-weight-complex="normal"/>
    </style:style>
    <style:style style:name="P24" style:family="paragraph">
      <loext:graphic-properties draw:fill="solid" draw:fill-color="#d9d9d9"/>
      <style:text-properties style:font-name="Liberation Serif" fo:font-size="6pt" fo:font-weight="normal" style:font-weight-asian="normal" style:font-weight-complex="normal"/>
    </style:style>
    <style:style style:name="P25" style:family="paragraph">
      <loext:graphic-properties draw:fill="solid" draw:fill-color="#f3f3f3"/>
      <style:text-properties style:font-name="Liberation Serif" fo:font-size="6pt" fo:font-weight="normal" style:font-weight-asian="normal" style:font-weight-complex="normal"/>
    </style:style>
    <style:style style:name="P26" style:family="paragraph">
      <loext:graphic-properties draw:fill="none"/>
      <style:text-properties style:font-name="Liberation Serif" fo:font-size="6pt" fo:font-weight="normal" style:font-weight-asian="normal" style:font-weight-complex="normal"/>
    </style:style>
    <style:style style:name="P27" style:family="paragraph">
      <loext:graphic-properties draw:fill="solid" draw:fill-color="#ffffff" draw:opacity="0%"/>
      <style:text-properties fo:color="#000000" style:font-name="Liberation Serif" fo:font-size="6pt" fo:text-shadow="none"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  <style:text-properties fo:color="#000000" style:font-name="Liberation Serif" fo:font-size="6pt" fo:text-shadow="none" fo:font-weight="normal" style:font-weight-asian="normal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31" style:family="paragraph">
      <loext:graphic-properties draw:fill="solid" draw:fill-color="#9e9e9e"/>
      <style:text-properties fo:color="#000000" style:font-name="Liberation Serif" fo:font-size="6pt" fo:text-shadow="none"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P33" style:family="paragraph">
      <loext:graphic-properties draw:fill="solid" draw:fill-color="#666666"/>
      <style:text-properties style:font-name="Liberation Serif" fo:font-weight="normal" style:font-weight-asian="normal" style:font-weight-complex="normal"/>
    </style:style>
    <style:style style:name="P34" style:family="paragraph">
      <loext:graphic-properties draw:fill="solid" draw:fill-color="#b7b7b7"/>
      <style:text-properties style:font-name="Liberation Serif" fo:font-weight="normal" style:font-weight-asian="normal" style:font-weight-complex="normal"/>
    </style:style>
    <style:style style:name="P35" style:family="paragraph">
      <loext:graphic-properties draw:fill="solid" draw:fill-color="#999999"/>
      <style:text-properties style:font-name="Liberation Serif" fo:font-weight="normal" style:font-weight-asian="normal" style:font-weight-complex="normal"/>
    </style:style>
    <style:style style:name="P36" style:family="paragraph">
      <loext:graphic-properties draw:fill="solid" draw:fill-color="#d9d9d9"/>
      <style:text-properties style:font-name="Liberation Serif" fo:font-weight="normal" style:font-weight-asian="normal" style:font-weight-complex="normal"/>
    </style:style>
    <style:style style:name="P37" style:family="paragraph">
      <loext:graphic-properties draw:fill="solid" draw:fill-color="#f3f3f3"/>
      <style:text-properties style:font-name="Liberation Serif" fo:font-weight="normal" style:font-weight-asian="normal" style:font-weight-complex="normal"/>
    </style:style>
    <style:style style:name="P38" style:family="paragraph">
      <loext:graphic-properties draw:fill="none"/>
      <style:text-properties style:font-name="Liberation Serif" fo:font-weight="normal" style:font-weight-asian="normal" style:font-weight-complex="normal"/>
    </style:style>
    <style:style style:name="P39" style:family="paragraph">
      <loext:graphic-properties draw:fill="solid" draw:fill-color="#9e9e9e"/>
      <style:text-properties style:font-name="Liberation Serif" fo:font-weight="normal" style:font-weight-asian="normal" style:font-weight-complex="normal"/>
    </style:style>
    <style:style style:name="P40" style:family="paragraph">
      <loext:graphic-properties draw:fill="solid" draw:fill-color="#434343"/>
      <style:text-properties style:font-name="Liberation Serif" fo:font-size="8pt"/>
    </style:style>
    <style:style style:name="P41" style:family="paragraph">
      <loext:graphic-properties draw:fill="solid" draw:fill-color="#999999"/>
      <style:text-properties style:font-name="Liberation Serif" fo:font-size="8pt"/>
    </style:style>
    <style:style style:name="P4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45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46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47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8" style:family="text">
      <style:text-properties fo:color="#1a1a1a" style:font-name="Liberation Serif" fo:font-size="6pt" style:font-size-asian="12pt" style:font-name-complex="Arial1" style:font-size-complex="12pt"/>
    </style:style>
    <style:style style:name="T9" style:family="text">
      <style:text-properties fo:color="#000000" style:font-name="Liberation Serif" fo:font-size="6pt" style:font-size-asian="12pt" style:font-name-complex="Arial1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1" style:font-size-complex="6pt" style:font-weight-complex="bold"/>
    </style:style>
    <style:style style:name="T11" style:family="text"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T14" style:family="text">
      <style:text-properties fo:color="#1a1a1a" style:font-name="Liberation Serif" fo:font-size="6pt" style:font-size-asian="6pt" style:font-name-complex="Arial1" style:font-size-complex="6pt"/>
    </style:style>
    <style:style style:name="T15" style:family="text">
      <style:text-properties fo:color="#c9211e" style:font-name="Liberation Serif" fo:font-size="5pt" fo:text-shadow="none" fo:font-weight="bold" style:font-size-asian="5pt" style:font-name-complex="Arial1" style:font-size-complex="5pt"/>
    </style:style>
    <style:style style:name="T16" style:family="text">
      <style:text-properties fo:color="#c9211e" style:font-name="Liberation Serif" fo:font-size="5pt" fo:text-shadow="none" fo:font-weight="bold" style:font-size-asian="5pt" style:font-weight-asian="normal" style:font-name-complex="Arial1" style:font-size-complex="5pt" style:font-weight-complex="normal"/>
    </style:style>
    <style:style style:name="T17" style:family="text">
      <style:text-properties fo:color="#1a1a1a" style:font-name="Liberation Serif" fo:font-size="5pt" fo:text-shadow="none" fo:font-weight="bold" style:font-size-asian="5pt" style:font-name-complex="Arial1" style:font-size-complex="5pt"/>
    </style:style>
    <style:style style:name="T18" style:family="text">
      <style:text-properties fo:color="#1a1a1a" style:font-name="Liberation Serif" fo:font-size="5pt" fo:text-shadow="none" fo:font-weight="bold" style:font-size-asian="5pt" style:font-weight-asian="normal" style:font-name-complex="Arial1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Accelerators vs. CPU in Performance and 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3.875cm" svg:x2="11.83cm" svg:y2="3.875cm">
          <text:p/>
        </draw:line>
        <draw:line draw:style-name="gr17" draw:text-style-name="P17" draw:layer="layout" svg:x1="8.007cm" svg:y1="3.436cm" svg:x2="11.83cm" svg:y2="3.436cm">
          <text:p/>
        </draw:line>
        <draw:line draw:style-name="gr17" draw:text-style-name="P17" draw:layer="layout" svg:x1="8.007cm" svg:y1="2.989cm" svg:x2="11.83cm" svg:y2="2.989cm">
          <text:p/>
        </draw:line>
        <draw:line draw:style-name="gr17" draw:text-style-name="P17" draw:layer="layout" svg:x1="8.007cm" svg:y1="2.541cm" svg:x2="11.83cm" svg:y2="2.541cm">
          <text:p/>
        </draw:line>
        <draw:line draw:style-name="gr17" draw:text-style-name="P17" draw:layer="layout" svg:x1="8.007cm" svg:y1="2.093cm" svg:x2="11.83cm" svg:y2="2.093cm">
          <text:p/>
        </draw:line>
        <draw:polygon draw:style-name="gr6" draw:text-style-name="P18" draw:layer="layout" svg:width="3.822cm" svg:height="0.008cm" svg:x="8.007cm" svg:y="3.721cm" svg:viewBox="0 0 3823 9" draw:points="0,0 3823,0 3823,9 0,9">
          <text:p/>
        </draw:polygon>
        <draw:polygon draw:style-name="gr6" draw:text-style-name="P18" draw:layer="layout" svg:width="3.822cm" svg:height="0.008cm" svg:x="8.007cm" svg:y="3.581cm" svg:viewBox="0 0 3823 9" draw:points="0,0 3823,0 3823,9 0,9">
          <text:p/>
        </draw:polygon>
        <draw:polygon draw:style-name="gr6" draw:text-style-name="P18" draw:layer="layout" svg:width="3.822cm" svg:height="0.008cm" svg:x="8.007cm" svg:y="3.283cm" svg:viewBox="0 0 3823 9" draw:points="0,0 3823,0 3823,9 0,9">
          <text:p/>
        </draw:polygon>
        <draw:polygon draw:style-name="gr6" draw:text-style-name="P18" draw:layer="layout" svg:width="3.822cm" svg:height="0.008cm" svg:x="8.007cm" svg:y="3.133cm" svg:viewBox="0 0 3823 9" draw:points="0,0 3823,0 3823,9 0,9">
          <text:p/>
        </draw:polygon>
        <draw:polygon draw:style-name="gr6" draw:text-style-name="P18" draw:layer="layout" svg:width="3.822cm" svg:height="0.008cm" svg:x="8.007cm" svg:y="2.835cm" svg:viewBox="0 0 3823 9" draw:points="0,0 3823,0 3823,9 0,9">
          <text:p/>
        </draw:polygon>
        <draw:polygon draw:style-name="gr6" draw:text-style-name="P18" draw:layer="layout" svg:width="3.822cm" svg:height="0.008cm" svg:x="8.007cm" svg:y="2.686cm" svg:viewBox="0 0 3823 9" draw:points="0,0 3823,0 3823,9 0,9">
          <text:p/>
        </draw:polygon>
        <draw:polygon draw:style-name="gr6" draw:text-style-name="P18" draw:layer="layout" svg:width="3.822cm" svg:height="0.008cm" svg:x="8.007cm" svg:y="2.387cm" svg:viewBox="0 0 3823 9" draw:points="0,0 3823,0 3823,9 0,9">
          <text:p/>
        </draw:polygon>
        <draw:polygon draw:style-name="gr6" draw:text-style-name="P18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18" draw:text-style-name="P10" draw:layer="layout" svg:width="0.258cm" svg:height="0.239cm" svg:x="7.536cm" svg:y="3.747cm">
          <draw:text-box>
            <text:p text:style-name="P3"><text:span text:style-name="T3">0%</text:span></text:p>
          </draw:text-box>
        </draw:frame>
        <draw:frame draw:style-name="gr19" draw:text-style-name="P10" draw:layer="layout" svg:width="0.351cm" svg:height="0.239cm" svg:x="7.489cm" svg:y="3.348cm">
          <draw:text-box>
            <text:p text:style-name="P3"><text:span text:style-name="T3">25%</text:span></text:p>
          </draw:text-box>
        </draw:frame>
        <draw:frame draw:style-name="gr20" draw:text-style-name="P10" draw:layer="layout" svg:width="0.352cm" svg:height="0.239cm" svg:x="7.49cm" svg:y="2.898cm">
          <draw:text-box>
            <text:p text:style-name="P3"><text:span text:style-name="T3">50%</text:span></text:p>
          </draw:text-box>
        </draw:frame>
        <draw:frame draw:style-name="gr19" draw:text-style-name="P10" draw:layer="layout" svg:width="0.351cm" svg:height="0.239cm" svg:x="7.489cm" svg:y="2.455cm">
          <draw:text-box>
            <text:p text:style-name="P3"><text:span text:style-name="T3">75%</text:span></text:p>
          </draw:text-box>
        </draw:frame>
        <draw:frame draw:style-name="gr21" draw:text-style-name="P10" draw:layer="layout" svg:width="0.447cm" svg:height="0.239cm" svg:x="7.444cm" svg:y="2.011cm">
          <draw:text-box>
            <text:p text:style-name="P3"><text:span text:style-name="T3">100%</text:span></text:p>
          </draw:text-box>
        </draw:frame>
        <draw:frame draw:style-name="gr22" draw:text-style-name="P16" draw:layer="layout" svg:width="0.417cm" svg:height="0.239cm" svg:x="11.036cm" svg:y="3.933cm">
          <draw:text-box>
            <text:p text:style-name="P3"><text:span text:style-name="T9">LUT</text:span></text:p>
          </draw:text-box>
        </draw:frame>
        <draw:frame draw:style-name="gr23" draw:text-style-name="P16" draw:layer="layout" svg:width="0.239cm" svg:height="0.239cm" svg:x="10.241cm" svg:y="3.944cm">
          <draw:text-box>
            <text:p text:style-name="P3"><text:span text:style-name="T9">FF</text:span></text:p>
          </draw:text-box>
        </draw:frame>
        <draw:frame draw:style-name="gr24" draw:text-style-name="P16" draw:layer="layout" svg:width="0.391cm" svg:height="0.239cm" svg:x="9.268cm" svg:y="3.933cm">
          <draw:text-box>
            <text:p text:style-name="P3"><text:span text:style-name="T9">DSP</text:span></text:p>
          </draw:text-box>
        </draw:frame>
        <draw:frame draw:style-name="gr25" draw:text-style-name="P16" draw:layer="layout" svg:width="1.145cm" svg:height="0.239cm" svg:x="7.979cm" svg:y="3.933cm">
          <draw:text-box>
            <text:p text:style-name="P3"><text:span text:style-name="T9">BRAM 36Kb</text:span></text:p>
          </draw:text-box>
        </draw:frame>
        <draw:frame draw:style-name="gr26" draw:text-style-name="P19" draw:layer="layout" svg:width="3.121cm" svg:height="0.314cm" svg:x="8.472cm" svg:y="1.455cm">
          <draw:text-box>
            <text:p text:style-name="P3"><text:span text:style-name="T10">Hardware resource utilization.</text:span></text:p>
          </draw:text-box>
        </draw:frame>
        <draw:polygon draw:style-name="gr27" draw:text-style-name="P20" draw:layer="layout" svg:width="2.654cm" svg:height="2.099cm" svg:x="2.571cm" svg:y="6.164cm" svg:viewBox="0 0 2655 2100" draw:points="0,0 2655,0 2655,2100 0,2100">
          <text:p/>
        </draw:polygon>
        <draw:path draw:style-name="gr28" draw:text-style-name="P21" draw:layer="layout" svg:width="0.155cm" svg:height="0.944cm" svg:x="3.898cm" svg:y="6.269cm" svg:viewBox="0 0 156 945" svg:d="M0 0c53 0 104 4 156 13l-156 932z">
          <text:p/>
        </draw:path>
        <draw:path draw:style-name="gr29" draw:text-style-name="P22" draw:layer="layout" svg:width="0.28cm" svg:height="0.932cm" svg:x="3.898cm" svg:y="6.282cm" svg:viewBox="0 0 281 933" svg:d="M156 0c42 7 84 17 125 30l-281 903z">
          <text:p/>
        </draw:path>
        <draw:path draw:style-name="gr30" draw:text-style-name="P23" draw:layer="layout" svg:width="0.359cm" svg:height="0.902cm" svg:x="3.898cm" svg:y="6.312cm" svg:viewBox="0 0 360 903" svg:d="M281 0c27 8 53 18 79 28l-360 875z">
          <text:p/>
        </draw:path>
        <draw:path draw:style-name="gr28" draw:text-style-name="P21" draw:layer="layout" svg:width="0.4cm" svg:height="0.873cm" svg:x="3.898cm" svg:y="6.34cm" svg:viewBox="0 0 401 874" svg:d="M360 0c14 6 27 12 41 18l-401 856z">
          <text:p/>
        </draw:path>
        <draw:path draw:style-name="gr29" draw:text-style-name="P22" draw:layer="layout" svg:width="0.504cm" svg:height="0.855cm" svg:x="3.898cm" svg:y="6.358cm" svg:viewBox="0 0 505 856" svg:d="M401 0c36 17 70 36 104 57l-505 799z">
          <text:p/>
        </draw:path>
        <draw:path draw:style-name="gr31" draw:text-style-name="P24" draw:layer="layout" svg:width="0.492cm" svg:height="0.944cm" svg:x="3.405cm" svg:y="6.269cm" svg:viewBox="0 0 493 945" svg:d="M0 139c148-91 319-139 493-139v945z">
          <text:p/>
        </draw:path>
        <draw:path draw:style-name="gr32" draw:text-style-name="P25" draw:layer="layout" svg:width="1.89cm" svg:height="1.75cm" svg:x="2.954cm" svg:y="6.408cm" svg:viewBox="0 0 1891 1751" svg:d="M1450 7c357 226 521 661 402 1066s-492 681-914 678-791-285-904-692c-112-407 58-839 418-1059l493 806z">
          <text:p/>
        </draw:path>
        <draw:path draw:style-name="gr33" draw:text-style-name="P26" draw:layer="layout" svg:width="0.155cm" svg:height="0.944cm" svg:x="3.898cm" svg:y="6.269cm" svg:viewBox="0 0 156 945" svg:d="M0 945v-945c53 0 104 4 156 13">
          <text:p/>
        </draw:path>
        <draw:path draw:style-name="gr33" draw:text-style-name="P26" draw:layer="layout" svg:width="0.28cm" svg:height="0.932cm" svg:x="3.898cm" svg:y="6.282cm" svg:viewBox="0 0 281 933" svg:d="M0 933l156-933c42 7 84 17 125 30">
          <text:p/>
        </draw:path>
        <draw:path draw:style-name="gr33" draw:text-style-name="P26" draw:layer="layout" svg:width="0.359cm" svg:height="0.902cm" svg:x="3.898cm" svg:y="6.312cm" svg:viewBox="0 0 360 903" svg:d="M0 903l281-903c27 8 53 18 79 28">
          <text:p/>
        </draw:path>
        <draw:path draw:style-name="gr33" draw:text-style-name="P26" draw:layer="layout" svg:width="0.4cm" svg:height="0.873cm" svg:x="3.898cm" svg:y="6.34cm" svg:viewBox="0 0 401 874" svg:d="M0 874l360-874c14 6 27 12 41 18">
          <text:p/>
        </draw:path>
        <draw:path draw:style-name="gr33" draw:text-style-name="P26" draw:layer="layout" svg:width="0.504cm" svg:height="0.855cm" svg:x="3.898cm" svg:y="6.358cm" svg:viewBox="0 0 505 856" svg:d="M0 856l401-856c36 17 70 36 104 57">
          <text:p/>
        </draw:path>
        <draw:path draw:style-name="gr33" draw:text-style-name="P26" draw:layer="layout" svg:width="1.89cm" svg:height="1.75cm" svg:x="2.954cm" svg:y="6.408cm" svg:viewBox="0 0 1891 1751" svg:d="M945 806l505-799c357 226 521 661 402 1066s-492 681-914 678-791-285-904-692c-112-407 58-839 418-1059">
          <text:p/>
        </draw:path>
        <draw:path draw:style-name="gr33" draw:text-style-name="P26" draw:layer="layout" svg:width="0.492cm" svg:height="0.944cm" svg:x="3.405cm" svg:y="6.269cm" svg:viewBox="0 0 493 945" svg:d="M493 945l-493-806c148-91 319-139 493-139">
          <text:p/>
        </draw:path>
        <draw:polygon draw:style-name="gr27" draw:text-style-name="P27" draw:layer="layout" svg:width="2.62cm" svg:height="2.071cm" svg:x="2.6cm" svg:y="6.15cm" svg:viewBox="0 0 2621 2072" draw:points="0,0 2621,0 2621,2072 0,2072">
          <text:p/>
        </draw:polygon>
        <draw:frame draw:style-name="gr34" draw:text-style-name="P28" draw:layer="layout" svg:width="0.751cm" svg:height="0.239cm" svg:x="2.703cm" svg:y="6.116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2.703cm" svg:y="6.328cm" svg:viewBox="0 0 987 0" draw:points="0,0 247,0 987,0">
          <text:p/>
        </draw:polyline>
        <draw:frame draw:style-name="gr35" draw:text-style-name="P30" draw:layer="layout" svg:width="0.48cm" svg:height="0.239cm" svg:x="2.703cm" svg:y="6.371cm">
          <draw:text-box>
            <text:p text:style-name="P3"><text:span text:style-name="T12">8.5%</text:span></text:p>
          </draw:text-box>
        </draw:frame>
        <draw:frame draw:style-name="gr36" draw:text-style-name="P28" draw:layer="layout" svg:width="0.413cm" svg:height="0.239cm" svg:x="2.703cm" svg:y="7.827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2.703cm" svg:y="8.04cm" svg:viewBox="0 0 969 0" draw:points="0,0 247,0 969,0">
          <text:p/>
        </draw:polyline>
        <draw:path draw:style-name="gr37" draw:text-style-name="P31" draw:layer="layout" svg:width="0.017cm" svg:height="0.017cm" svg:x="3.664cm" svg:y="8.031cm" svg:viewBox="0 0 18 18" svg:d="M18 9c0-5-4-9-9-9s-9 4-9 9 4 9 9 9 9-4 9-9z">
          <text:p/>
        </draw:path>
        <draw:frame draw:style-name="gr38" draw:text-style-name="P30" draw:layer="layout" svg:width="0.586cm" svg:height="0.239cm" svg:x="2.703cm" svg:y="8.083cm">
          <draw:text-box>
            <text:p text:style-name="P3"><text:span text:style-name="T12">82.9%</text:span></text:p>
          </draw:text-box>
        </draw:frame>
        <draw:frame draw:style-name="gr39" draw:text-style-name="P28" draw:layer="layout" svg:width="1.119cm" svg:height="0.239cm" svg:x="2.692cm" svg:y="5.661cm">
          <draw:text-box>
            <text:p text:style-name="P3"><text:span text:style-name="T11">Clocks </text:span><text:span text:style-name="T12">3.3%</text:span></text:p>
          </draw:text-box>
        </draw:frame>
        <draw:polyline draw:style-name="gr7" draw:text-style-name="P29" draw:layer="layout" svg:width="0.354cm" svg:height="0.423cm" draw:transform="rotate (-3.14159265358979) translate (3.97461492737808cm 6.30079669718952cm)" svg:viewBox="0 0 355 424" draw:points="355,424 279,424 0,0">
          <text:p/>
        </draw:polyline>
        <draw:frame draw:style-name="gr40" draw:text-style-name="P28" draw:layer="layout" svg:width="1.157cm" svg:height="0.239cm" svg:x="4.354cm" svg:y="5.796cm">
          <draw:text-box>
            <text:p text:style-name="P3"><text:span text:style-name="T11">Signals </text:span><text:span text:style-name="T12">2.2%</text:span></text:p>
          </draw:text-box>
        </draw:frame>
        <draw:polyline draw:style-name="gr7" draw:text-style-name="P29" draw:layer="layout" svg:width="0.208cm" svg:height="0.457cm" draw:transform="rotate (-3.14159265358979) translate (4.30796832705942cm 6.33380398053168cm)" svg:viewBox="0 0 209 458" draw:points="0,458 53,458 209,0">
          <text:p/>
        </draw:polyline>
        <draw:frame draw:style-name="gr41" draw:text-style-name="P28" draw:layer="layout" svg:width="1.03cm" svg:height="0.239cm" svg:x="4.476cm" svg:y="6.063cm">
          <draw:text-box>
            <text:p text:style-name="P3"><text:span text:style-name="T11">Logic </text:span><text:span text:style-name="T12">1.0%</text:span></text:p>
          </draw:text-box>
        </draw:frame>
        <draw:polyline draw:style-name="gr7" draw:text-style-name="P29" draw:layer="layout" svg:width="0.235cm" svg:height="0.24cm" draw:transform="rotate (-3.14159265358979) translate (4.42616689653394cm 6.39615392448701cm)" svg:viewBox="0 0 236 241" draw:points="0,241 72,241 236,0">
          <text:p/>
        </draw:polyline>
        <draw:frame draw:style-name="gr42" draw:text-style-name="P28" draw:layer="layout" svg:width="1.153cm" svg:height="0.239cm" svg:x="4.763cm" svg:y="6.352cm">
          <draw:text-box>
            <text:p text:style-name="P3"><text:span text:style-name="T11">BRAM </text:span><text:span text:style-name="T12">0.8%</text:span></text:p>
          </draw:text-box>
        </draw:frame>
        <draw:polyline draw:style-name="gr7" draw:text-style-name="P29" draw:layer="layout" svg:width="0.658cm" svg:height="0.054cm" draw:transform="rotate (-3.14159265358979) translate (4.9164137108863cm 6.39608956666308cm)" svg:viewBox="0 0 659 55" draw:points="0,55 222,55 659,0">
          <text:p/>
        </draw:polyline>
        <draw:frame draw:style-name="gr43" draw:text-style-name="P28" draw:layer="layout" svg:width="0.925cm" svg:height="0.239cm" svg:x="4.96cm" svg:y="6.808cm">
          <draw:text-box>
            <text:p text:style-name="P3"><text:span text:style-name="T11">DSP </text:span><text:span text:style-name="T12">1.3%</text:span></text:p>
          </draw:text-box>
        </draw:frame>
        <draw:polyline draw:style-name="gr7" draw:text-style-name="P29" draw:layer="layout" svg:width="0.616cm" svg:height="0.459cm" svg:x="4.299cm" svg:y="6.53cm" svg:viewBox="0 0 617 460" draw:points="617,460 344,460 0,0">
          <text:p/>
        </draw:polyline>
        <draw:path draw:style-name="gr37" draw:text-style-name="P31" draw:layer="layout" svg:width="0.017cm" svg:height="0.017cm" svg:x="4.292cm" svg:y="6.521cm" svg:viewBox="0 0 18 18" svg:d="M18 9c0-5-4-9-9-9s-9 4-9 9 4 9 9 9 9-4 9-9z">
          <text:p/>
        </draw:path>
        <draw:path draw:style-name="gr37" draw:text-style-name="P31" draw:layer="layout" svg:width="0.017cm" svg:height="0.017cm" svg:x="4.25cm" svg:y="6.387cm" svg:viewBox="0 0 18 18" svg:d="M18 9c0-5-4-9-9-9s-9 4-9 9 4 9 9 9 9-4 9-9z">
          <text:p/>
        </draw:path>
        <draw:path draw:style-name="gr37" draw:text-style-name="P31" draw:layer="layout" svg:width="0.017cm" svg:height="0.017cm" svg:x="4.182cm" svg:y="6.387cm" svg:viewBox="0 0 18 18" svg:d="M18 9c0-5-4-9-9-9s-9 4-9 9 4 9 9 9 9-4 9-9z">
          <text:p/>
        </draw:path>
        <draw:path draw:style-name="gr37" draw:text-style-name="P31" draw:layer="layout" svg:width="0.017cm" svg:height="0.017cm" svg:x="4.092cm" svg:y="6.321cm" svg:viewBox="0 0 18 18" svg:d="M18 9c0-5-4-9-9-9s-9 4-9 9 4 9 9 9 9-4 9-9z">
          <text:p/>
        </draw:path>
        <draw:path draw:style-name="gr37" draw:text-style-name="P31" draw:layer="layout" svg:width="0.017cm" svg:height="0.017cm" svg:x="3.967cm" svg:y="6.292cm" svg:viewBox="0 0 18 18" svg:d="M18 9c0-5-4-9-9-9s-9 4-9 9 4 9 9 9 9-4 9-9z">
          <text:p/>
        </draw:path>
        <draw:path draw:style-name="gr37" draw:text-style-name="P31" draw:layer="layout" svg:width="0.017cm" svg:height="0.017cm" svg:x="3.679cm" svg:y="6.32cm" svg:viewBox="0 0 18 18" svg:d="M18 9c0-5-4-9-9-9s-9 4-9 9 4 9 9 9 9-4 9-9z">
          <text:p/>
        </draw:path>
        <draw:frame draw:style-name="gr44" draw:text-style-name="P32" draw:layer="layout" svg:width="2.794cm" svg:height="0.314cm" svg:x="3.184cm" svg:y="5.326cm">
          <draw:text-box>
            <text:p text:style-name="P3"><text:span text:style-name="T13">Floating-Point</text:span></text:p>
          </draw:text-box>
        </draw:frame>
        <draw:frame draw:style-name="gr45" draw:text-style-name="P28" draw:layer="layout" svg:width="1.251cm" svg:height="0.239cm" svg:x="4.558cm" svg:y="7.942cm">
          <draw:text-box>
            <text:p text:style-name="P3"><text:span text:style-name="T11">Total </text:span><text:span text:style-name="T12">1.429 W</text:span></text:p>
          </draw:text-box>
        </draw:frame>
        <draw:path draw:style-name="gr46" draw:text-style-name="P33" draw:layer="layout" svg:width="0.162cm" svg:height="0.932cm" svg:x="8.526cm" svg:y="6.278cm" svg:viewBox="0 0 163 933" svg:d="M0 0c55 0 109 5 163 15l-163 918z">
          <text:p/>
        </draw:path>
        <draw:path draw:style-name="gr47" draw:text-style-name="P34" draw:layer="layout" svg:width="0.301cm" svg:height="0.918cm" svg:x="8.526cm" svg:y="6.292cm" svg:viewBox="0 0 302 919" svg:d="M163 0c47 8 94 20 139 36l-302 883z">
          <text:p/>
        </draw:path>
        <draw:path draw:style-name="gr9" draw:text-style-name="P35" draw:layer="layout" svg:width="0.393cm" svg:height="0.882cm" svg:x="8.526cm" svg:y="6.328cm" svg:viewBox="0 0 394 883" svg:d="M302 0c31 11 62 23 92 37l-394 846z">
          <text:p/>
        </draw:path>
        <draw:path draw:style-name="gr46" draw:text-style-name="P33" draw:layer="layout" svg:width="0.43cm" svg:height="0.845cm" svg:x="8.526cm" svg:y="6.365cm" svg:viewBox="0 0 431 846" svg:d="M394 0c12 6 24 12 37 18l-431 828z">
          <text:p/>
        </draw:path>
        <draw:path draw:style-name="gr47" draw:text-style-name="P34" draw:layer="layout" svg:width="0.521cm" svg:height="0.827cm" svg:x="8.526cm" svg:y="6.383cm" svg:viewBox="0 0 522 828" svg:d="M431 0c31 16 61 34 91 54l-522 774z">
          <text:p/>
        </draw:path>
        <draw:path draw:style-name="gr48" draw:text-style-name="P36" draw:layer="layout" svg:width="0.489cm" svg:height="0.932cm" svg:x="8.036cm" svg:y="6.278cm" svg:viewBox="0 0 490 933" svg:d="M0 139c147-91 317-139 490-139v933z">
          <text:p/>
        </draw:path>
        <draw:path draw:style-name="gr49" draw:text-style-name="P37" draw:layer="layout" svg:width="1.866cm" svg:height="1.727cm" svg:x="7.594cm" svg:y="6.417cm" svg:viewBox="0 0 1867 1728" svg:d="M1455 20c343 232 493 662 369 1056-125 395-495 660-909 652-414-9-773-288-882-688-109-399 58-823 411-1040l489 795z">
          <text:p/>
        </draw:path>
        <draw:path draw:style-name="gr33" draw:text-style-name="P38" draw:layer="layout" svg:width="0.162cm" svg:height="0.932cm" svg:x="8.526cm" svg:y="6.278cm" svg:viewBox="0 0 163 933" svg:d="M0 933v-933c55 0 109 5 163 15">
          <text:p/>
        </draw:path>
        <draw:path draw:style-name="gr33" draw:text-style-name="P38" draw:layer="layout" svg:width="0.301cm" svg:height="0.918cm" svg:x="8.526cm" svg:y="6.292cm" svg:viewBox="0 0 302 919" svg:d="M0 919l163-919c47 8 94 20 139 36">
          <text:p/>
        </draw:path>
        <draw:path draw:style-name="gr33" draw:text-style-name="P38" draw:layer="layout" svg:width="0.393cm" svg:height="0.882cm" svg:x="8.526cm" svg:y="6.328cm" svg:viewBox="0 0 394 883" svg:d="M0 883l302-883c31 11 62 23 92 37">
          <text:p/>
        </draw:path>
        <draw:path draw:style-name="gr33" draw:text-style-name="P38" draw:layer="layout" svg:width="0.43cm" svg:height="0.845cm" svg:x="8.526cm" svg:y="6.365cm" svg:viewBox="0 0 431 846" svg:d="M0 846l394-846c12 6 24 12 37 18">
          <text:p/>
        </draw:path>
        <draw:path draw:style-name="gr33" draw:text-style-name="P38" draw:layer="layout" svg:width="0.521cm" svg:height="0.827cm" svg:x="8.526cm" svg:y="6.383cm" svg:viewBox="0 0 522 828" svg:d="M0 828l431-828c31 16 61 34 91 54">
          <text:p/>
        </draw:path>
        <draw:path draw:style-name="gr33" draw:text-style-name="P38" draw:layer="layout" svg:width="1.866cm" svg:height="1.727cm" svg:x="7.594cm" svg:y="6.417cm" svg:viewBox="0 0 1867 1728" svg:d="M933 795l522-775c343 232 493 662 369 1056-125 395-495 660-909 652-414-9-773-288-882-688-109-399 58-823 411-1040">
          <text:p/>
        </draw:path>
        <draw:path draw:style-name="gr33" draw:text-style-name="P38" draw:layer="layout" svg:width="0.489cm" svg:height="0.932cm" svg:x="8.036cm" svg:y="6.278cm" svg:viewBox="0 0 490 933" svg:d="M490 933l-490-794c147-91 317-139 490-139">
          <text:p/>
        </draw:path>
        <draw:path draw:style-name="gr50" draw:text-style-name="P39" draw:layer="layout" svg:width="0.011cm" svg:height="0.011cm" svg:x="8.309cm" svg:y="6.318cm" svg:viewBox="0 0 12 12" svg:d="M12 6c0-3-3-6-6-6s-6 3-6 6 3 6 6 6 6-3 6-6z">
          <text:p/>
        </draw:path>
        <draw:path draw:style-name="gr50" draw:text-style-name="P39" draw:layer="layout" svg:width="0.011cm" svg:height="0.011cm" svg:x="8.598cm" svg:y="6.322cm" svg:viewBox="0 0 12 12" svg:d="M12 6c0-3-3-6-5-6-4 0-7 3-7 6s3 6 7 6c2 0 5-3 5-6z">
          <text:p/>
        </draw:path>
        <draw:path draw:style-name="gr50" draw:text-style-name="P39" draw:layer="layout" svg:width="0.011cm" svg:height="0.011cm" svg:x="8.742cm" svg:y="6.346cm" svg:viewBox="0 0 12 12" svg:d="M12 7c0-4-3-7-6-7s-6 3-6 7c0 2 3 5 6 5s6-3 6-5z">
          <text:p/>
        </draw:path>
        <draw:path draw:style-name="gr50" draw:text-style-name="P39" draw:layer="layout" svg:width="0.011cm" svg:height="0.011cm" svg:x="8.851cm" svg:y="6.382cm" svg:viewBox="0 0 12 12" svg:d="M12 6c0-3-3-6-6-6s-6 3-6 6 3 6 6 6 6-3 6-6z">
          <text:p/>
        </draw:path>
        <draw:path draw:style-name="gr50" draw:text-style-name="P39" draw:layer="layout" svg:width="0.011cm" svg:height="0.011cm" svg:x="8.912cm" svg:y="6.409cm" svg:viewBox="0 0 12 12" svg:d="M12 7c0-4-3-7-6-7s-6 3-6 7c0 2 3 5 6 5s6-3 6-5z">
          <text:p/>
        </draw:path>
        <draw:path draw:style-name="gr50" draw:text-style-name="P39" draw:layer="layout" svg:width="0.011cm" svg:height="0.011cm" svg:x="8.979cm" svg:y="6.443cm" svg:viewBox="0 0 12 12" svg:d="M12 6c0-3-3-6-6-6s-6 3-6 6 3 6 6 6 6-3 6-6z">
          <text:p/>
        </draw:path>
        <draw:polygon draw:style-name="gr27" draw:text-style-name="P20" draw:layer="layout" svg:width="2.654cm" svg:height="2.099cm" svg:x="7.196cm" svg:y="6.157cm" svg:viewBox="0 0 2655 2100" draw:points="0,0 2655,0 2655,2100 0,2100">
          <text:p/>
        </draw:polygon>
        <draw:polygon draw:style-name="gr27" draw:text-style-name="P27" draw:layer="layout" svg:width="2.62cm" svg:height="2.071cm" svg:x="7.225cm" svg:y="6.143cm" svg:viewBox="0 0 2621 2072" draw:points="0,0 2621,0 2621,2072 0,2072">
          <text:p/>
        </draw:polygon>
        <draw:frame draw:style-name="gr34" draw:text-style-name="P28" draw:layer="layout" svg:width="0.751cm" svg:height="0.239cm" svg:x="7.329cm" svg:y="6.108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7.329cm" svg:y="6.321cm" svg:viewBox="0 0 987 0" draw:points="0,0 247,0 987,0">
          <text:p/>
        </draw:polyline>
        <draw:frame draw:style-name="gr35" draw:text-style-name="P30" draw:layer="layout" svg:width="0.48cm" svg:height="0.239cm" svg:x="7.329cm" svg:y="6.364cm">
          <draw:text-box>
            <text:p text:style-name="P3"><text:span text:style-name="T12">8.3%</text:span></text:p>
          </draw:text-box>
        </draw:frame>
        <draw:frame draw:style-name="gr36" draw:text-style-name="P28" draw:layer="layout" svg:width="0.413cm" svg:height="0.239cm" svg:x="7.329cm" svg:y="7.82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7.329cm" svg:y="8.033cm" svg:viewBox="0 0 969 0" draw:points="0,0 247,0 969,0">
          <text:p/>
        </draw:polyline>
        <draw:path draw:style-name="gr37" draw:text-style-name="P31" draw:layer="layout" svg:width="0.017cm" svg:height="0.017cm" svg:x="8.289cm" svg:y="8.024cm" svg:viewBox="0 0 18 18" svg:d="M18 9c0-5-4-9-9-9s-9 4-9 9 4 9 9 9 9-4 9-9z">
          <text:p/>
        </draw:path>
        <draw:frame draw:style-name="gr38" draw:text-style-name="P30" draw:layer="layout" svg:width="0.586cm" svg:height="0.239cm" svg:x="7.329cm" svg:y="8.076cm">
          <draw:text-box>
            <text:p text:style-name="P3"><text:span text:style-name="T12">83.2%</text:span></text:p>
          </draw:text-box>
        </draw:frame>
        <draw:frame draw:style-name="gr39" draw:text-style-name="P28" draw:layer="layout" svg:width="1.119cm" svg:height="0.239cm" svg:x="7.318cm" svg:y="5.653cm">
          <draw:text-box>
            <text:p text:style-name="P3"><text:span text:style-name="T11">Clocks </text:span><text:span text:style-name="T12">3.4%</text:span></text:p>
          </draw:text-box>
        </draw:frame>
        <draw:polyline draw:style-name="gr7" draw:text-style-name="P29" draw:layer="layout" svg:width="0.359cm" svg:height="0.451cm" draw:transform="rotate (-3.14159265358979) translate (8.60427809256307cm 6.32197739494529cm)" svg:viewBox="0 0 360 452" draw:points="360,452 282,452 0,0">
          <text:p/>
        </draw:polyline>
        <draw:frame draw:style-name="gr40" draw:text-style-name="P28" draw:layer="layout" svg:width="1.157cm" svg:height="0.239cm" svg:x="8.979cm" svg:y="5.788cm">
          <draw:text-box>
            <text:p text:style-name="P3"><text:span text:style-name="T11">Signals </text:span><text:span text:style-name="T12">1.7%</text:span></text:p>
          </draw:text-box>
        </draw:frame>
        <draw:polyline draw:style-name="gr7" draw:text-style-name="P29" draw:layer="layout" svg:width="0.184cm" svg:height="0.476cm" draw:transform="rotate (-3.14159265358979) translate (8.93325706241594cm 6.346197172075cm)" svg:viewBox="0 0 185 477" draw:points="0,477 47,477 185,0">
          <text:p/>
        </draw:polyline>
        <draw:frame draw:style-name="gr41" draw:text-style-name="P28" draw:layer="layout" svg:width="1.03cm" svg:height="0.239cm" svg:x="9.101cm" svg:y="6.055cm">
          <draw:text-box>
            <text:p text:style-name="P3"><text:span text:style-name="T11">Logic </text:span><text:span text:style-name="T12">1.1%</text:span></text:p>
          </draw:text-box>
        </draw:frame>
        <draw:polyline draw:style-name="gr7" draw:text-style-name="P29" draw:layer="layout" svg:width="0.2cm" svg:height="0.233cm" draw:transform="rotate (-3.14159265358979) translate (9.05145951068893cm 6.38228807330212cm)" svg:viewBox="0 0 201 234" draw:points="0,234 61,234 201,0">
          <text:p/>
        </draw:polyline>
        <draw:frame draw:style-name="gr42" draw:text-style-name="P28" draw:layer="layout" svg:width="1.153cm" svg:height="0.239cm" svg:x="9.388cm" svg:y="6.344cm">
          <draw:text-box>
            <text:p text:style-name="P3"><text:span text:style-name="T11">BRAM </text:span><text:span text:style-name="T12">0.7%</text:span></text:p>
          </draw:text-box>
        </draw:frame>
        <draw:polyline draw:style-name="gr7" draw:text-style-name="P29" draw:layer="layout" svg:width="0.621cm" svg:height="0.082cm" draw:transform="rotate (-3.14159265358979) translate (9.54170777777978cm 6.41651250907948cm)" svg:viewBox="0 0 622 83" draw:points="0,83 209,83 622,0">
          <text:p/>
        </draw:polyline>
        <draw:frame draw:style-name="gr43" draw:text-style-name="P28" draw:layer="layout" svg:width="0.925cm" svg:height="0.239cm" svg:x="9.585cm" svg:y="6.8cm">
          <draw:text-box>
            <text:p text:style-name="P3"><text:span text:style-name="T11">DSP </text:span><text:span text:style-name="T12">1.5%</text:span></text:p>
          </draw:text-box>
        </draw:frame>
        <draw:polyline draw:style-name="gr7" draw:text-style-name="P29" draw:layer="layout" svg:width="0.555cm" svg:height="0.532cm" svg:x="8.986cm" svg:y="6.449cm" svg:viewBox="0 0 556 533" draw:points="556,533 310,533 0,0">
          <text:p/>
        </draw:polyline>
        <draw:frame draw:style-name="gr45" draw:text-style-name="P28" draw:layer="layout" svg:width="1.251cm" svg:height="0.239cm" svg:x="9.251cm" svg:y="7.889cm">
          <draw:text-box>
            <text:p text:style-name="P3"><text:span text:style-name="T11">Total </text:span><text:span text:style-name="T12">1.424 W</text:span></text:p>
          </draw:text-box>
        </draw:frame>
        <draw:frame draw:style-name="gr51" draw:text-style-name="P32" draw:layer="layout" svg:width="2.8cm" svg:height="0.314cm" svg:x="7.821cm" svg:y="5.328cm">
          <draw:text-box>
            <text:p text:style-name="P3"><text:span text:style-name="T13">Hybrid-Float6</text:span></text:p>
          </draw:text-box>
        </draw:frame>
        <draw:path draw:style-name="gr8" draw:text-style-name="P40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41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52" draw:text-style-name="P42" draw:layer="layout" svg:width="1.23cm" svg:height="0.239cm" svg:x="0.449cm" svg:y="0.65cm">
          <draw:text-box>
            <text:p text:style-name="P3"><text:span text:style-name="T14">Floating-Point</text:span></text:p>
          </draw:text-box>
        </draw:frame>
        <draw:frame draw:style-name="gr53" draw:text-style-name="P42" draw:layer="layout" svg:width="1.217cm" svg:height="0.239cm" svg:x="0.448cm" svg:y="0.938cm">
          <draw:text-box>
            <text:p text:style-name="P3"><text:span text:style-name="T14">Hybrid-Float6</text:span></text:p>
          </draw:text-box>
        </draw:frame>
        <draw:frame draw:style-name="gr54" draw:text-style-name="P4" draw:layer="layout" svg:width="8.833cm" svg:height="0.239cm" svg:x="1.68cm" svg:y="4.782cm">
          <draw:text-box>
            <text:p text:style-name="P3"><text:span text:style-name="T2">Estimated power dissipation on the Zynq-7007S AP SoC with PS at 666 MHz and PL at 200 MHz</text:span></text:p>
          </draw:text-box>
        </draw:frame>
        <draw:line draw:style-name="gr55" draw:text-style-name="P43" draw:layer="layout" svg:x1="0cm" svg:y1="4.572cm" svg:x2="12.192cm" svg:y2="4.572cm">
          <text:p/>
        </draw:line>
        <draw:frame draw:style-name="gr56" draw:text-style-name="P44" draw:layer="layout" svg:width="0.404cm" svg:height="0.239cm" svg:x="1.767cm" svg:y="2.007cm">
          <draw:text-box>
            <text:p text:style-name="P3"><text:span text:style-name="T15">48.30</text:span></text:p>
          </draw:text-box>
        </draw:frame>
        <draw:frame draw:style-name="gr57" draw:text-style-name="P45" draw:layer="layout" svg:width="0.315cm" svg:height="0.239cm" svg:x="2.453cm" svg:y="2.038cm">
          <draw:text-box>
            <text:p text:style-name="P3"><text:span text:style-name="T16">47.0</text:span></text:p>
          </draw:text-box>
        </draw:frame>
        <draw:frame draw:style-name="gr58" draw:text-style-name="P46" draw:layer="layout" svg:width="0.344cm" svg:height="0.239cm" svg:x="0.93cm" svg:y="3.371cm">
          <draw:text-box>
            <text:p text:style-name="P3"><text:span text:style-name="T17">8.9</text:span></text:p>
          </draw:text-box>
        </draw:frame>
        <draw:frame draw:style-name="gr58" draw:text-style-name="P46" draw:layer="layout" svg:width="0.344cm" svg:height="0.239cm" svg:x="1.123cm" svg:y="3.137cm">
          <draw:text-box>
            <text:p text:style-name="P3"><text:span text:style-name="T17">16.2</text:span></text:p>
          </draw:text-box>
        </draw:frame>
        <draw:frame draw:style-name="gr58" draw:text-style-name="P46" draw:layer="layout" svg:width="0.344cm" svg:height="0.239cm" svg:x="1.532cm" svg:y="3.245cm">
          <draw:text-box>
            <text:p text:style-name="P3"><text:span text:style-name="T17">13.0</text:span></text:p>
          </draw:text-box>
        </draw:frame>
        <draw:frame draw:style-name="gr57" draw:text-style-name="P47" draw:layer="layout" svg:width="0.315cm" svg:height="0.239cm" svg:x="2.202cm" svg:y="3.239cm">
          <draw:text-box>
            <text:p text:style-name="P3"><text:span text:style-name="T18">12.9</text:span></text:p>
          </draw:text-box>
        </draw:frame>
        <draw:frame draw:style-name="gr56" draw:text-style-name="P44" draw:layer="layout" svg:width="0.404cm" svg:height="0.239cm" svg:x="5.367cm" svg:y="2.208cm">
          <draw:text-box>
            <text:p text:style-name="P3"><text:span text:style-name="T15">682.4</text:span></text:p>
          </draw:text-box>
        </draw:frame>
        <draw:frame draw:style-name="gr56" draw:text-style-name="P45" draw:layer="layout" svg:width="0.404cm" svg:height="0.239cm" svg:x="6.067cm" svg:y="2.242cm">
          <draw:text-box>
            <text:p text:style-name="P3"><text:span text:style-name="T16">668.4</text:span></text:p>
          </draw:text-box>
        </draw:frame>
        <draw:frame draw:style-name="gr56" draw:text-style-name="P46" draw:layer="layout" svg:width="0.404cm" svg:height="0.239cm" svg:x="4.388cm" svg:y="3.442cm">
          <draw:text-box>
            <text:p text:style-name="P3"><text:span text:style-name="T17">125.5</text:span></text:p>
          </draw:text-box>
        </draw:frame>
        <draw:frame draw:style-name="gr56" draw:text-style-name="P46" draw:layer="layout" svg:width="0.404cm" svg:height="0.239cm" svg:x="4.665cm" svg:y="3.215cm">
          <draw:text-box>
            <text:p text:style-name="P3"><text:span text:style-name="T17">229.0</text:span></text:p>
          </draw:text-box>
        </draw:frame>
        <draw:frame draw:style-name="gr56" draw:text-style-name="P46" draw:layer="layout" svg:width="0.404cm" svg:height="0.239cm" svg:x="5.09cm" svg:y="3.325cm">
          <draw:text-box>
            <text:p text:style-name="P3"><text:span text:style-name="T17">181.6</text:span></text:p>
          </draw:text-box>
        </draw:frame>
        <draw:frame draw:style-name="gr56" draw:text-style-name="P47" draw:layer="layout" svg:width="0.404cm" svg:height="0.239cm" svg:x="5.767cm" svg:y="3.317cm">
          <draw:text-box>
            <text:p text:style-name="P3"><text:span text:style-name="T18">181.3</text:span></text:p>
          </draw:text-box>
        </draw:frame>
        <draw:frame draw:style-name="gr59" draw:text-style-name="P4" draw:layer="layout" svg:width="5.129cm" svg:height="0.239cm" svg:x="3.532cm" svg:y="0.662cm">
          <draw:text-box>
            <text:p text:style-name="P3"><text:span text:style-name="T2">Smallest CNN floating-point accelerator in the litera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29:24.566226527</dc:date>
    <meta:editing-duration>PT7H8M9S</meta:editing-duration>
    <meta:editing-cycles>133</meta:editing-cycles>
    <meta:document-statistic meta:object-count="262"/>
  </office:meta>
</office:document-meta>
</file>